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omma" style:data-style-name="N112">
      <style:table-cell-properties fo:background-color="#e6e0e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column table:style-name="co1" table:number-columns-repeated="4" table:default-cell-style-name="ce6"/>
        <table:table-column table:style-name="co1" table:number-columns-repeated="2" table:default-cell-style-name="ce1"/>
        <table:table-column table:style-name="co1" table:default-cell-style-name="ce7"/>
        <table:table-column table:style-name="co1" table:default-cell-style-name="ce4"/>
        <table:table-column table:style-name="co1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table:style-name="ce1" office:value-type="string" office:string-value="MFGR?" calcext:value-type="string">
            <text:p><text:s/>MFGR? </text:p>
          </table:table-cell>
          <table:table-cell table:number-columns-repeated="2"/>
          <table:table-cell table:style-name="ce1" office:value-type="string" office:string-value="CLO" calcext:value-type="string">
            <text:p><text:s/>CLO </text:p>
          </table:table-cell>
          <table:table-cell table:style-name="ce1" office:value-type="string" office:string-value="RLO" calcext:value-type="string">
            <text:p><text:s/>RLO </text:p>
          </table:table-cell>
          <table:table-cell table:style-name="ce1" office:value-type="string" office:string-value="RRU" calcext:value-type="string">
            <text:p><text:s/>RRU </text:p>
          </table:table-cell>
          <table:table-cell table:style-name="ce1" office:value-type="string" office:string-value="JGZ" calcext:value-type="string">
            <text:p><text:s/>JGZ </text:p>
          </table:table-cell>
          <table:table-cell table:number-columns-repeated="2"/>
          <table:table-cell table:style-name="ce1" office:value-type="string" office:string-value="FGH" calcext:value-type="string">
            <text:p><text:s/>FGH </text:p>
          </table:table-cell>
          <table:table-cell table:style-name="ce1" office:value-type="string" office:string-value="MGG" calcext:value-type="string">
            <text:p><text:s/>MGG </text:p>
          </table:table-cell>
          <table:table-cell table:style-name="ce1" office:value-type="string" office:string-value="EMT" calcext:value-type="string">
            <text:p><text:s/>EMT </text:p>
          </table:table-cell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224158" calcext:value-type="float">
            <text:p><text:s/>0.224 <text:s text:c="3"/></text:p>
          </table:table-cell>
          <table:table-cell office:value-type="float" office:value="0.14825581" calcext:value-type="float">
            <text:p><text:s/>0.148 <text:s text:c="3"/></text:p>
          </table:table-cell>
          <table:table-cell office:value-type="float" office:value="0.033076075" calcext:value-type="float">
            <text:p><text:s/>0.033 <text:s text:c="3"/></text:p>
          </table:table-cell>
          <table:table-cell office:value-type="float" office:value="0.162854529" calcext:value-type="float">
            <text:p><text:s/>0.163 <text:s text:c="3"/></text:p>
          </table:table-cell>
          <table:table-cell/>
          <table:table-cell table:formula="of:=AVERAGE([.B2:.E2])" office:value-type="float" office:value="0.1420861035" calcext:value-type="float">
            <text:p><text:s/>0.142 <text:s text:c="3"/></text:p>
          </table:table-cell>
          <table:table-cell table:formula="of:=COM.MICROSOFT.STDEV.S([.B2:.E2])" office:value-type="float" office:value="0.0797671095224983" calcext:value-type="float">
            <text:p><text:s/>0.080 <text:s text:c="3"/></text:p>
          </table:table-cell>
          <table:table-cell office:value-type="float" office:value="0.06461864" calcext:value-type="float">
            <text:p><text:s/>0.065 <text:s text:c="3"/></text:p>
          </table:table-cell>
          <table:table-cell office:value-type="float" office:value="0.2222222" calcext:value-type="float">
            <text:p><text:s/>0.222 <text:s text:c="3"/></text:p>
          </table:table-cell>
          <table:table-cell office:value-type="float" office:value="0.22222222" calcext:value-type="float">
            <text:p><text:s/>0.222 <text:s text:c="3"/></text:p>
          </table:table-cell>
          <table:table-cell office:value-type="float" office:value="0.047224524" calcext:value-type="float">
            <text:p><text:s/>0.047 <text:s text:c="3"/></text:p>
          </table:table-cell>
          <table:table-cell table:formula="of:=AVERAGE([.I2:.L2])" office:value-type="float" office:value="0.139071896" calcext:value-type="float">
            <text:p><text:s/>0.139 <text:s text:c="3"/></text:p>
          </table:table-cell>
          <table:table-cell table:formula="of:=COM.MICROSOFT.STDEV.S([.I2:.L2])" office:value-type="float" office:value="0.0962759514951775" calcext:value-type="float">
            <text:p><text:s/>0.096 <text:s text:c="3"/></text:p>
          </table:table-cell>
          <table:table-cell office:value-type="float" office:value="0.044444444" calcext:value-type="float">
            <text:p><text:s/>0.044 <text:s text:c="3"/></text:p>
          </table:table-cell>
          <table:table-cell office:value-type="float" office:value="0.2223301" calcext:value-type="float">
            <text:p><text:s/>0.222 <text:s text:c="3"/></text:p>
          </table:table-cell>
          <table:table-cell office:value-type="float" office:value="0.14594595" calcext:value-type="float">
            <text:p><text:s/>0.146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203252" calcext:value-type="float">
            <text:p><text:s/>0.203 <text:s text:c="3"/></text:p>
          </table:table-cell>
          <table:table-cell office:value-type="float" office:value="0.14050388" calcext:value-type="float">
            <text:p><text:s/>0.141 <text:s text:c="3"/></text:p>
          </table:table-cell>
          <table:table-cell office:value-type="float" office:value="0.027563396" calcext:value-type="float">
            <text:p><text:s/>0.028 <text:s text:c="3"/></text:p>
          </table:table-cell>
          <table:table-cell office:value-type="float" office:value="0.144556267" calcext:value-type="float">
            <text:p><text:s/>0.145 <text:s text:c="3"/></text:p>
          </table:table-cell>
          <table:table-cell/>
          <table:table-cell table:formula="of:=AVERAGE([.B3:.E3])" office:value-type="float" office:value="0.12896888575" calcext:value-type="float">
            <text:p><text:s/>0.129 <text:s text:c="3"/></text:p>
          </table:table-cell>
          <table:table-cell table:formula="of:=COM.MICROSOFT.STDEV.S([.B3:.E3])" office:value-type="float" office:value="0.0734326833698644" calcext:value-type="float">
            <text:p><text:s/>0.073 <text:s text:c="3"/></text:p>
          </table:table-cell>
          <table:table-cell office:value-type="float" office:value="0.04237288" calcext:value-type="float">
            <text:p><text:s/>0.042 <text:s text:c="3"/></text:p>
          </table:table-cell>
          <table:table-cell office:value-type="float" office:value="0.2068558" calcext:value-type="float">
            <text:p><text:s/>0.207 <text:s text:c="3"/></text:p>
          </table:table-cell>
          <table:table-cell office:value-type="float" office:value="0.23913043" calcext:value-type="float">
            <text:p><text:s/>0.239 <text:s text:c="3"/></text:p>
          </table:table-cell>
          <table:table-cell office:value-type="float" office:value="0.038939519" calcext:value-type="float">
            <text:p><text:s/>0.039 <text:s text:c="3"/></text:p>
          </table:table-cell>
          <table:table-cell table:formula="of:=AVERAGE([.I3:.L3])" office:value-type="float" office:value="0.13182465725" calcext:value-type="float">
            <text:p><text:s/>0.132 <text:s text:c="3"/></text:p>
          </table:table-cell>
          <table:table-cell table:formula="of:=COM.MICROSOFT.STDEV.S([.I3:.L3])" office:value-type="float" office:value="0.10610289127187" calcext:value-type="float">
            <text:p><text:s/>0.106 <text:s text:c="3"/></text:p>
          </table:table-cell>
          <table:table-cell office:value-type="float" office:value="0.019753086" calcext:value-type="float">
            <text:p><text:s/>0.020 <text:s text:c="3"/></text:p>
          </table:table-cell>
          <table:table-cell office:value-type="float" office:value="0.22330097" calcext:value-type="float">
            <text:p><text:s/>0.223 <text:s text:c="3"/></text:p>
          </table:table-cell>
          <table:table-cell office:value-type="float" office:value="0.18378378" calcext:value-type="float">
            <text:p><text:s/>0.184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1962834" calcext:value-type="float">
            <text:p><text:s/>0.196 <text:s text:c="3"/></text:p>
          </table:table-cell>
          <table:table-cell office:value-type="float" office:value="0.14244186" calcext:value-type="float">
            <text:p><text:s/>0.142 <text:s text:c="3"/></text:p>
          </table:table-cell>
          <table:table-cell office:value-type="float" office:value="0.025358324" calcext:value-type="float">
            <text:p><text:s/>0.025 <text:s text:c="3"/></text:p>
          </table:table-cell>
          <table:table-cell office:value-type="float" office:value="0.099725526" calcext:value-type="float">
            <text:p><text:s/>0.100 <text:s text:c="3"/></text:p>
          </table:table-cell>
          <table:table-cell/>
          <table:table-cell table:formula="of:=AVERAGE([.B4:.E4])" office:value-type="float" office:value="0.1159522775" calcext:value-type="float">
            <text:p><text:s/>0.116 <text:s text:c="3"/></text:p>
          </table:table-cell>
          <table:table-cell table:formula="of:=COM.MICROSOFT.STDEV.S([.B4:.E4])" office:value-type="float" office:value="0.0721696129455632" calcext:value-type="float">
            <text:p><text:s/>0.072 <text:s text:c="3"/></text:p>
          </table:table-cell>
          <table:table-cell office:value-type="float" office:value="0.0625" calcext:value-type="float">
            <text:p><text:s/>0.063 <text:s text:c="3"/></text:p>
          </table:table-cell>
          <table:table-cell office:value-type="float" office:value="0.1973995" calcext:value-type="float">
            <text:p><text:s/>0.197 <text:s text:c="3"/></text:p>
          </table:table-cell>
          <table:table-cell office:value-type="float" office:value="0.1763285" calcext:value-type="float">
            <text:p><text:s/>0.176 <text:s text:c="3"/></text:p>
          </table:table-cell>
          <table:table-cell office:value-type="float" office:value="0.052195526" calcext:value-type="float">
            <text:p><text:s/>0.052 <text:s text:c="3"/></text:p>
          </table:table-cell>
          <table:table-cell table:formula="of:=AVERAGE([.I4:.L4])" office:value-type="float" office:value="0.1221058815" calcext:value-type="float">
            <text:p><text:s/>0.122 <text:s text:c="3"/></text:p>
          </table:table-cell>
          <table:table-cell table:formula="of:=COM.MICROSOFT.STDEV.S([.I4:.L4])" office:value-type="float" office:value="0.0753868694564876" calcext:value-type="float">
            <text:p><text:s/>0.075 <text:s text:c="3"/></text:p>
          </table:table-cell>
          <table:table-cell office:value-type="float" office:value="0.022222222" calcext:value-type="float">
            <text:p><text:s/>0.022 <text:s text:c="3"/></text:p>
          </table:table-cell>
          <table:table-cell office:value-type="float" office:value="0.18737864" calcext:value-type="float">
            <text:p><text:s/>0.187 <text:s text:c="3"/></text:p>
          </table:table-cell>
          <table:table-cell office:value-type="float" office:value="0.14774775" calcext:value-type="float">
            <text:p><text:s/>0.148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009292" calcext:value-type="float">
            <text:p><text:s/>0.201 <text:s text:c="3"/></text:p>
          </table:table-cell>
          <table:table-cell office:value-type="float" office:value="0.15213178" calcext:value-type="float">
            <text:p><text:s/>0.152 <text:s text:c="3"/></text:p>
          </table:table-cell>
          <table:table-cell office:value-type="float" office:value="0.033076075" calcext:value-type="float">
            <text:p><text:s/>0.033 <text:s text:c="3"/></text:p>
          </table:table-cell>
          <table:table-cell office:value-type="float" office:value="0.137236962" calcext:value-type="float">
            <text:p><text:s/>0.137 <text:s text:c="3"/></text:p>
          </table:table-cell>
          <table:table-cell/>
          <table:table-cell table:formula="of:=AVERAGE([.B5:.E5])" office:value-type="float" office:value="0.13084350425" calcext:value-type="float">
            <text:p><text:s/>0.131 <text:s text:c="3"/></text:p>
          </table:table-cell>
          <table:table-cell table:formula="of:=COM.MICROSOFT.STDEV.S([.B5:.E5])" office:value-type="float" office:value="0.070627053261774" calcext:value-type="float">
            <text:p><text:s/>0.071 <text:s text:c="3"/></text:p>
          </table:table-cell>
          <table:table-cell office:value-type="float" office:value="0.06779661" calcext:value-type="float">
            <text:p><text:s/>0.068 <text:s text:c="3"/></text:p>
          </table:table-cell>
          <table:table-cell office:value-type="float" office:value="0.2576832" calcext:value-type="float">
            <text:p><text:s/>0.258 <text:s text:c="3"/></text:p>
          </table:table-cell>
          <table:table-cell office:value-type="float" office:value="0.19806763" calcext:value-type="float">
            <text:p><text:s/>0.198 <text:s text:c="3"/></text:p>
          </table:table-cell>
          <table:table-cell office:value-type="float" office:value="0.058823529" calcext:value-type="float">
            <text:p><text:s/>0.059 <text:s text:c="3"/></text:p>
          </table:table-cell>
          <table:table-cell table:formula="of:=AVERAGE([.I5:.L5])" office:value-type="float" office:value="0.14559274225" calcext:value-type="float">
            <text:p><text:s/>0.146 <text:s text:c="3"/></text:p>
          </table:table-cell>
          <table:table-cell table:formula="of:=COM.MICROSOFT.STDEV.S([.I5:.L5])" office:value-type="float" office:value="0.0981478801334379" calcext:value-type="float">
            <text:p><text:s/>0.098 <text:s text:c="3"/></text:p>
          </table:table-cell>
          <table:table-cell office:value-type="float" office:value="0.279012346" calcext:value-type="float">
            <text:p><text:s/>0.279 <text:s text:c="3"/></text:p>
          </table:table-cell>
          <table:table-cell office:value-type="float" office:value="0.15242718" calcext:value-type="float">
            <text:p><text:s/>0.152 <text:s text:c="3"/></text:p>
          </table:table-cell>
          <table:table-cell office:value-type="float" office:value="0.09009009" calcext:value-type="float">
            <text:p><text:s/>0.090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2218351" calcext:value-type="float">
            <text:p><text:s/>0.222 <text:s text:c="3"/></text:p>
          </table:table-cell>
          <table:table-cell office:value-type="float" office:value="0.1501938" calcext:value-type="float">
            <text:p><text:s/>0.150 <text:s text:c="3"/></text:p>
          </table:table-cell>
          <table:table-cell office:value-type="float" office:value="0.019845645" calcext:value-type="float">
            <text:p><text:s/>0.020 <text:s text:c="3"/></text:p>
          </table:table-cell>
          <table:table-cell office:value-type="float" office:value="0.134492223" calcext:value-type="float">
            <text:p><text:s/>0.134 <text:s text:c="3"/></text:p>
          </table:table-cell>
          <table:table-cell/>
          <table:table-cell table:formula="of:=AVERAGE([.B6:.E6])" office:value-type="float" office:value="0.131591692" calcext:value-type="float">
            <text:p><text:s/>0.132 <text:s text:c="3"/></text:p>
          </table:table-cell>
          <table:table-cell table:formula="of:=COM.MICROSOFT.STDEV.S([.B6:.E6])" office:value-type="float" office:value="0.0836371193703416" calcext:value-type="float">
            <text:p><text:s/>0.084 <text:s text:c="3"/></text:p>
          </table:table-cell>
          <table:table-cell office:value-type="float" office:value="0.04978814" calcext:value-type="float">
            <text:p><text:s/>0.050 <text:s text:c="3"/></text:p>
          </table:table-cell>
          <table:table-cell office:value-type="float" office:value="0.2021277" calcext:value-type="float">
            <text:p><text:s/>0.202 <text:s text:c="3"/></text:p>
          </table:table-cell>
          <table:table-cell office:value-type="float" office:value="0.20531401" calcext:value-type="float">
            <text:p><text:s/>0.205 <text:s text:c="3"/></text:p>
          </table:table-cell>
          <table:table-cell office:value-type="float" office:value="0.04059652" calcext:value-type="float">
            <text:p><text:s/>0.041 <text:s text:c="3"/></text:p>
          </table:table-cell>
          <table:table-cell table:formula="of:=AVERAGE([.I6:.L6])" office:value-type="float" office:value="0.1244565925" calcext:value-type="float">
            <text:p><text:s/>0.124 <text:s text:c="3"/></text:p>
          </table:table-cell>
          <table:table-cell table:formula="of:=COM.MICROSOFT.STDEV.S([.I6:.L6])" office:value-type="float" office:value="0.0916126127842957" calcext:value-type="float">
            <text:p><text:s/>0.092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368932" calcext:value-type="float">
            <text:p><text:s/>0.137 <text:s text:c="3"/></text:p>
          </table:table-cell>
          <table:table-cell office:value-type="float" office:value="0.19099099" calcext:value-type="float">
            <text:p><text:s/>0.191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1893148" calcext:value-type="float">
            <text:p><text:s/>0.189 <text:s text:c="3"/></text:p>
          </table:table-cell>
          <table:table-cell office:value-type="float" office:value="0.14728682" calcext:value-type="float">
            <text:p><text:s/>0.147 <text:s text:c="3"/></text:p>
          </table:table-cell>
          <table:table-cell office:value-type="float" office:value="0.033076075" calcext:value-type="float">
            <text:p><text:s/>0.033 <text:s text:c="3"/></text:p>
          </table:table-cell>
          <table:table-cell office:value-type="float" office:value="0.194876487" calcext:value-type="float">
            <text:p><text:s/>0.195 <text:s text:c="3"/></text:p>
          </table:table-cell>
          <table:table-cell/>
          <table:table-cell table:formula="of:=AVERAGE([.B7:.E7])" office:value-type="float" office:value="0.1411385455" calcext:value-type="float">
            <text:p><text:s/>0.141 <text:s text:c="3"/></text:p>
          </table:table-cell>
          <table:table-cell table:formula="of:=COM.MICROSOFT.STDEV.S([.B7:.E7])" office:value-type="float" office:value="0.0751088469360677" calcext:value-type="float">
            <text:p><text:s/>0.075 <text:s text:c="3"/></text:p>
          </table:table-cell>
          <table:table-cell office:value-type="float" office:value="0.04872881" calcext:value-type="float">
            <text:p><text:s/>0.049 <text:s text:c="3"/></text:p>
          </table:table-cell>
          <table:table-cell office:value-type="float" office:value="0.1536643" calcext:value-type="float">
            <text:p><text:s/>0.154 <text:s text:c="3"/></text:p>
          </table:table-cell>
          <table:table-cell office:value-type="float" office:value="0.16425121" calcext:value-type="float">
            <text:p><text:s/>0.164 <text:s text:c="3"/></text:p>
          </table:table-cell>
          <table:table-cell office:value-type="float" office:value="0.048053024" calcext:value-type="float">
            <text:p><text:s/>0.048 <text:s text:c="3"/></text:p>
          </table:table-cell>
          <table:table-cell table:formula="of:=AVERAGE([.I7:.L7])" office:value-type="float" office:value="0.103674336" calcext:value-type="float">
            <text:p><text:s/>0.104 <text:s text:c="3"/></text:p>
          </table:table-cell>
          <table:table-cell table:formula="of:=COM.MICROSOFT.STDEV.S([.I7:.L7])" office:value-type="float" office:value="0.0639825375665142" calcext:value-type="float">
            <text:p><text:s/>0.064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4951456" calcext:value-type="float">
            <text:p><text:s/>0.150 <text:s text:c="3"/></text:p>
          </table:table-cell>
          <table:table-cell office:value-type="float" office:value="0.07567568" calcext:value-type="float">
            <text:p><text:s/>0.076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1869919" calcext:value-type="float">
            <text:p><text:s/>0.187 <text:s text:c="3"/></text:p>
          </table:table-cell>
          <table:table-cell office:value-type="float" office:value="0.12984496" calcext:value-type="float">
            <text:p><text:s/>0.130 <text:s text:c="3"/></text:p>
          </table:table-cell>
          <table:table-cell office:value-type="float" office:value="0.015435502" calcext:value-type="float">
            <text:p><text:s/>0.015 <text:s text:c="3"/></text:p>
          </table:table-cell>
          <table:table-cell office:value-type="float" office:value="0.154620311" calcext:value-type="float">
            <text:p><text:s/>0.155 <text:s text:c="3"/></text:p>
          </table:table-cell>
          <table:table-cell/>
          <table:table-cell table:formula="of:=AVERAGE([.B8:.E8])" office:value-type="float" office:value="0.12172316825" calcext:value-type="float">
            <text:p><text:s/>0.122 <text:s text:c="3"/></text:p>
          </table:table-cell>
          <table:table-cell table:formula="of:=COM.MICROSOFT.STDEV.S([.B8:.E8])" office:value-type="float" office:value="0.0746218485509195" calcext:value-type="float">
            <text:p><text:s/>0.075 <text:s text:c="3"/></text:p>
          </table:table-cell>
          <table:table-cell office:value-type="float" office:value="0.04766949" calcext:value-type="float">
            <text:p><text:s/>0.048 <text:s text:c="3"/></text:p>
          </table:table-cell>
          <table:table-cell office:value-type="float" office:value="0.1406619" calcext:value-type="float">
            <text:p><text:s/>0.141 <text:s text:c="3"/></text:p>
          </table:table-cell>
          <table:table-cell office:value-type="float" office:value="0.21014493" calcext:value-type="float">
            <text:p><text:s/>0.210 <text:s text:c="3"/></text:p>
          </table:table-cell>
          <table:table-cell office:value-type="float" office:value="0.03976802" calcext:value-type="float">
            <text:p><text:s/>0.040 <text:s text:c="3"/></text:p>
          </table:table-cell>
          <table:table-cell table:formula="of:=AVERAGE([.I8:.L8])" office:value-type="float" office:value="0.109561085" calcext:value-type="float">
            <text:p><text:s/>0.110 <text:s text:c="3"/></text:p>
          </table:table-cell>
          <table:table-cell table:formula="of:=COM.MICROSOFT.STDEV.S([.I8:.L8])" office:value-type="float" office:value="0.081211682292608" calcext:value-type="float">
            <text:p><text:s/>0.081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2621359" calcext:value-type="float">
            <text:p><text:s/>0.126 <text:s text:c="3"/></text:p>
          </table:table-cell>
          <table:table-cell office:value-type="float" office:value="0.18558559" calcext:value-type="float">
            <text:p><text:s/>0.186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1916376" calcext:value-type="float">
            <text:p><text:s/>0.192 <text:s text:c="3"/></text:p>
          </table:table-cell>
          <table:table-cell office:value-type="float" office:value="0.07945736" calcext:value-type="float">
            <text:p><text:s/>0.079 <text:s text:c="3"/></text:p>
          </table:table-cell>
          <table:table-cell office:value-type="float" office:value="0.025358324" calcext:value-type="float">
            <text:p><text:s/>0.025 <text:s text:c="3"/></text:p>
          </table:table-cell>
          <table:table-cell office:value-type="float" office:value="0.113449222" calcext:value-type="float">
            <text:p><text:s/>0.113 <text:s text:c="3"/></text:p>
          </table:table-cell>
          <table:table-cell/>
          <table:table-cell table:formula="of:=AVERAGE([.B9:.E9])" office:value-type="float" office:value="0.1024756265" calcext:value-type="float">
            <text:p><text:s/>0.102 <text:s text:c="3"/></text:p>
          </table:table-cell>
          <table:table-cell table:formula="of:=COM.MICROSOFT.STDEV.S([.B9:.E9])" office:value-type="float" office:value="0.0696352311552944" calcext:value-type="float">
            <text:p><text:s/>0.070 <text:s text:c="3"/></text:p>
          </table:table-cell>
          <table:table-cell office:value-type="float" office:value="0.03601695" calcext:value-type="float">
            <text:p><text:s/>0.036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7391304" calcext:value-type="float">
            <text:p><text:s/>0.174 <text:s text:c="3"/></text:p>
          </table:table-cell>
          <table:table-cell office:value-type="float" office:value="0.036454018" calcext:value-type="float">
            <text:p><text:s/>0.036 <text:s text:c="3"/></text:p>
          </table:table-cell>
          <table:table-cell table:formula="of:=AVERAGE([.I9:.L9])" office:value-type="float" office:value="0.061596002" calcext:value-type="float">
            <text:p><text:s/>0.062 <text:s text:c="3"/></text:p>
          </table:table-cell>
          <table:table-cell table:formula="of:=COM.MICROSOFT.STDEV.S([.I9:.L9])" office:value-type="float" office:value="0.0768018917912669" calcext:value-type="float">
            <text:p><text:s/>0.077 <text:s text:c="3"/></text:p>
          </table:table-cell>
          <table:table-cell office:value-type="float" office:value="0.995061728" calcext:value-type="float">
            <text:p><text:s/>0.995 <text:s text:c="3"/></text:p>
          </table:table-cell>
          <table:table-cell office:value-type="float" office:value="0.16407767" calcext:value-type="float">
            <text:p><text:s/>0.164 <text:s text:c="3"/></text:p>
          </table:table-cell>
          <table:table-cell office:value-type="float" office:value="0.14414414" calcext:value-type="float">
            <text:p><text:s/>0.144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1823461" calcext:value-type="float">
            <text:p><text:s/>0.182 <text:s text:c="3"/></text:p>
          </table:table-cell>
          <table:table-cell office:value-type="float" office:value="0.08527132" calcext:value-type="float">
            <text:p><text:s/>0.085 <text:s text:c="3"/></text:p>
          </table:table-cell>
          <table:table-cell office:value-type="float" office:value="0.023153252" calcext:value-type="float">
            <text:p><text:s/>0.023 <text:s text:c="3"/></text:p>
          </table:table-cell>
          <table:table-cell office:value-type="float" office:value="0.106129918" calcext:value-type="float">
            <text:p><text:s/>0.106 <text:s text:c="3"/></text:p>
          </table:table-cell>
          <table:table-cell/>
          <table:table-cell table:formula="of:=AVERAGE([.B10:.E10])" office:value-type="float" office:value="0.0992251475" calcext:value-type="float">
            <text:p><text:s/>0.099 <text:s text:c="3"/></text:p>
          </table:table-cell>
          <table:table-cell table:formula="of:=COM.MICROSOFT.STDEV.S([.B10:.E10])" office:value-type="float" office:value="0.0656719401952554" calcext:value-type="float">
            <text:p><text:s/>0.066 <text:s text:c="3"/></text:p>
          </table:table-cell>
          <table:table-cell office:value-type="float" office:value="0.03601695" calcext:value-type="float">
            <text:p><text:s/>0.036 <text:s text:c="3"/></text:p>
          </table:table-cell>
          <table:table-cell office:value-type="float" office:value="0.1347518" calcext:value-type="float">
            <text:p><text:s/>0.135 <text:s text:c="3"/></text:p>
          </table:table-cell>
          <table:table-cell office:value-type="float" office:value="0.06521739" calcext:value-type="float">
            <text:p><text:s/>0.065 <text:s text:c="3"/></text:p>
          </table:table-cell>
          <table:table-cell office:value-type="float" office:value="0.036454018" calcext:value-type="float">
            <text:p><text:s/>0.036 <text:s text:c="3"/></text:p>
          </table:table-cell>
          <table:table-cell table:formula="of:=AVERAGE([.I10:.L10])" office:value-type="float" office:value="0.0681100395" calcext:value-type="float">
            <text:p><text:s/>0.068 <text:s text:c="3"/></text:p>
          </table:table-cell>
          <table:table-cell table:formula="of:=COM.MICROSOFT.STDEV.S([.I10:.L10])" office:value-type="float" office:value="0.0464814004182773" calcext:value-type="float">
            <text:p><text:s/>0.046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4271845" calcext:value-type="float">
            <text:p><text:s/>0.143 <text:s text:c="3"/></text:p>
          </table:table-cell>
          <table:table-cell office:value-type="float" office:value="0.10810811" calcext:value-type="float">
            <text:p><text:s/>0.108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2102207" calcext:value-type="float">
            <text:p><text:s/>0.210 <text:s text:c="3"/></text:p>
          </table:table-cell>
          <table:table-cell office:value-type="float" office:value="0.14728682" calcext:value-type="float">
            <text:p><text:s/>0.147 <text:s text:c="3"/></text:p>
          </table:table-cell>
          <table:table-cell office:value-type="float" office:value="0.029768467" calcext:value-type="float">
            <text:p><text:s/>0.030 <text:s text:c="3"/></text:p>
          </table:table-cell>
          <table:table-cell office:value-type="float" office:value="0.142726441" calcext:value-type="float">
            <text:p><text:s/>0.143 <text:s text:c="3"/></text:p>
          </table:table-cell>
          <table:table-cell/>
          <table:table-cell table:formula="of:=AVERAGE([.B11:.E11])" office:value-type="float" office:value="0.132500607" calcext:value-type="float">
            <text:p><text:s/>0.133 <text:s text:c="3"/></text:p>
          </table:table-cell>
          <table:table-cell table:formula="of:=COM.MICROSOFT.STDEV.S([.B11:.E11])" office:value-type="float" office:value="0.07509439664135" calcext:value-type="float">
            <text:p><text:s/>0.075 <text:s text:c="3"/></text:p>
          </table:table-cell>
          <table:table-cell office:value-type="float" office:value="0.06567797" calcext:value-type="float">
            <text:p><text:s/>0.066 <text:s text:c="3"/></text:p>
          </table:table-cell>
          <table:table-cell office:value-type="float" office:value="0.2375887" calcext:value-type="float">
            <text:p><text:s/>0.238 <text:s text:c="3"/></text:p>
          </table:table-cell>
          <table:table-cell office:value-type="float" office:value="0.22463768" calcext:value-type="float">
            <text:p><text:s/>0.225 <text:s text:c="3"/></text:p>
          </table:table-cell>
          <table:table-cell office:value-type="float" office:value="0.055509528" calcext:value-type="float">
            <text:p><text:s/>0.056 <text:s text:c="3"/></text:p>
          </table:table-cell>
          <table:table-cell table:formula="of:=AVERAGE([.I11:.L11])" office:value-type="float" office:value="0.1458534695" calcext:value-type="float">
            <text:p><text:s/>0.146 <text:s text:c="3"/></text:p>
          </table:table-cell>
          <table:table-cell table:formula="of:=COM.MICROSOFT.STDEV.S([.I11:.L11])" office:value-type="float" office:value="0.0986786752120679" calcext:value-type="float">
            <text:p><text:s/>0.099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9126214" calcext:value-type="float">
            <text:p><text:s/>0.191 <text:s text:c="3"/></text:p>
          </table:table-cell>
          <table:table-cell office:value-type="float" office:value="0.18198198" calcext:value-type="float">
            <text:p><text:s/>0.182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2462253" calcext:value-type="float">
            <text:p><text:s/>0.246 <text:s text:c="3"/></text:p>
          </table:table-cell>
          <table:table-cell office:value-type="float" office:value="0.1879845" calcext:value-type="float">
            <text:p><text:s/>0.188 <text:s text:c="3"/></text:p>
          </table:table-cell>
          <table:table-cell office:value-type="float" office:value="0.018743109" calcext:value-type="float">
            <text:p><text:s/>0.019 <text:s text:c="3"/></text:p>
          </table:table-cell>
          <table:table-cell office:value-type="float" office:value="0.272644099" calcext:value-type="float">
            <text:p><text:s/>0.273 <text:s text:c="3"/></text:p>
          </table:table-cell>
          <table:table-cell/>
          <table:table-cell table:formula="of:=AVERAGE([.B12:.E12])" office:value-type="float" office:value="0.181399252" calcext:value-type="float">
            <text:p><text:s/>0.181 <text:s text:c="3"/></text:p>
          </table:table-cell>
          <table:table-cell table:formula="of:=COM.MICROSOFT.STDEV.S([.B12:.E12])" office:value-type="float" office:value="0.114059085492578" calcext:value-type="float">
            <text:p><text:s/>0.114 <text:s text:c="3"/></text:p>
          </table:table-cell>
          <table:table-cell office:value-type="float" office:value="0.0529661" calcext:value-type="float">
            <text:p><text:s/>0.053 <text:s text:c="3"/></text:p>
          </table:table-cell>
          <table:table-cell office:value-type="float" office:value="0.2068558" calcext:value-type="float">
            <text:p><text:s/>0.207 <text:s text:c="3"/></text:p>
          </table:table-cell>
          <table:table-cell office:value-type="float" office:value="0.24396135" calcext:value-type="float">
            <text:p><text:s/>0.244 <text:s text:c="3"/></text:p>
          </table:table-cell>
          <table:table-cell office:value-type="float" office:value="0.081193041" calcext:value-type="float">
            <text:p><text:s/>0.081 <text:s text:c="3"/></text:p>
          </table:table-cell>
          <table:table-cell table:formula="of:=AVERAGE([.I12:.L12])" office:value-type="float" office:value="0.14624407275" calcext:value-type="float">
            <text:p><text:s/>0.146 <text:s text:c="3"/></text:p>
          </table:table-cell>
          <table:table-cell table:formula="of:=COM.MICROSOFT.STDEV.S([.I12:.L12])" office:value-type="float" office:value="0.0933717742601603" calcext:value-type="float">
            <text:p><text:s/>0.093 <text:s text:c="3"/></text:p>
          </table:table-cell>
          <table:table-cell office:value-type="float" office:value="0.061728395" calcext:value-type="float">
            <text:p><text:s/>0.062 <text:s text:c="3"/></text:p>
          </table:table-cell>
          <table:table-cell office:value-type="float" office:value="0.15339806" calcext:value-type="float">
            <text:p><text:s/>0.153 <text:s text:c="3"/></text:p>
          </table:table-cell>
          <table:table-cell office:value-type="float" office:value="0.24504505" calcext:value-type="float">
            <text:p><text:s/>0.245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2078978" calcext:value-type="float">
            <text:p><text:s/>0.208 <text:s text:c="3"/></text:p>
          </table:table-cell>
          <table:table-cell office:value-type="float" office:value="0.18217054" calcext:value-type="float">
            <text:p><text:s/>0.182 <text:s text:c="3"/></text:p>
          </table:table-cell>
          <table:table-cell office:value-type="float" office:value="0.018743109" calcext:value-type="float">
            <text:p><text:s/>0.019 <text:s text:c="3"/></text:p>
          </table:table-cell>
          <table:table-cell office:value-type="float" office:value="0.228728271" calcext:value-type="float">
            <text:p><text:s/>0.229 <text:s text:c="3"/></text:p>
          </table:table-cell>
          <table:table-cell/>
          <table:table-cell table:formula="of:=AVERAGE([.B13:.E13])" office:value-type="float" office:value="0.15938493" calcext:value-type="float">
            <text:p><text:s/>0.159 <text:s text:c="3"/></text:p>
          </table:table-cell>
          <table:table-cell table:formula="of:=COM.MICROSOFT.STDEV.S([.B13:.E13])" office:value-type="float" office:value="0.0956753248125265" calcext:value-type="float">
            <text:p><text:s/>0.096 <text:s text:c="3"/></text:p>
          </table:table-cell>
          <table:table-cell office:value-type="float" office:value="0.03707627" calcext:value-type="float">
            <text:p><text:s/>0.037 <text:s text:c="3"/></text:p>
          </table:table-cell>
          <table:table-cell office:value-type="float" office:value="0.2009456" calcext:value-type="float">
            <text:p><text:s/>0.201 <text:s text:c="3"/></text:p>
          </table:table-cell>
          <table:table-cell office:value-type="float" office:value="0.19082126" calcext:value-type="float">
            <text:p><text:s/>0.191 <text:s text:c="3"/></text:p>
          </table:table-cell>
          <table:table-cell office:value-type="float" office:value="0.088649544" calcext:value-type="float">
            <text:p><text:s/>0.089 <text:s text:c="3"/></text:p>
          </table:table-cell>
          <table:table-cell table:formula="of:=AVERAGE([.I13:.L13])" office:value-type="float" office:value="0.1293731685" calcext:value-type="float">
            <text:p><text:s/>0.129 <text:s text:c="3"/></text:p>
          </table:table-cell>
          <table:table-cell table:formula="of:=COM.MICROSOFT.STDEV.S([.I13:.L13])" office:value-type="float" office:value="0.0797404371799546" calcext:value-type="float">
            <text:p><text:s/>0.080 <text:s text:c="3"/></text:p>
          </table:table-cell>
          <table:table-cell office:value-type="float" office:value="0.056790123" calcext:value-type="float">
            <text:p><text:s/>0.057 <text:s text:c="3"/></text:p>
          </table:table-cell>
          <table:table-cell office:value-type="float" office:value="0.16796117" calcext:value-type="float">
            <text:p><text:s/>0.168 <text:s text:c="3"/></text:p>
          </table:table-cell>
          <table:table-cell office:value-type="float" office:value="0.2" calcext:value-type="float">
            <text:p><text:s/>0.200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2102207" calcext:value-type="float">
            <text:p><text:s/>0.210 <text:s text:c="3"/></text:p>
          </table:table-cell>
          <table:table-cell office:value-type="float" office:value="0.13468992" calcext:value-type="float">
            <text:p><text:s/>0.135 <text:s text:c="3"/></text:p>
          </table:table-cell>
          <table:table-cell office:value-type="float" office:value="0.009922822" calcext:value-type="float">
            <text:p><text:s/>0.010 <text:s text:c="3"/></text:p>
          </table:table-cell>
          <table:table-cell office:value-type="float" office:value="0.265324794" calcext:value-type="float">
            <text:p><text:s/>0.265 <text:s text:c="3"/></text:p>
          </table:table-cell>
          <table:table-cell/>
          <table:table-cell table:formula="of:=AVERAGE([.B14:.E14])" office:value-type="float" office:value="0.155039559" calcext:value-type="float">
            <text:p><text:s/>0.155 <text:s text:c="3"/></text:p>
          </table:table-cell>
          <table:table-cell table:formula="of:=COM.MICROSOFT.STDEV.S([.B14:.E14])" office:value-type="float" office:value="0.110575414003332" calcext:value-type="float">
            <text:p><text:s/>0.111 <text:s text:c="3"/></text:p>
          </table:table-cell>
          <table:table-cell office:value-type="float" office:value="0.0815678" calcext:value-type="float">
            <text:p><text:s/>0.082 <text:s text:c="3"/></text:p>
          </table:table-cell>
          <table:table-cell office:value-type="float" office:value="0.212766" calcext:value-type="float">
            <text:p><text:s/>0.213 <text:s text:c="3"/></text:p>
          </table:table-cell>
          <table:table-cell office:value-type="float" office:value="0.28019324" calcext:value-type="float">
            <text:p><text:s/>0.280 <text:s text:c="3"/></text:p>
          </table:table-cell>
          <table:table-cell office:value-type="float" office:value="0.078707539" calcext:value-type="float">
            <text:p><text:s/>0.079 <text:s text:c="3"/></text:p>
          </table:table-cell>
          <table:table-cell table:formula="of:=AVERAGE([.I14:.L14])" office:value-type="float" office:value="0.16330864475" calcext:value-type="float">
            <text:p><text:s/>0.163 <text:s text:c="3"/></text:p>
          </table:table-cell>
          <table:table-cell table:formula="of:=COM.MICROSOFT.STDEV.S([.I14:.L14])" office:value-type="float" office:value="0.0999115465293298" calcext:value-type="float">
            <text:p><text:s/>0.100 <text:s text:c="3"/></text:p>
          </table:table-cell>
          <table:table-cell office:value-type="float" office:value="0.074074074" calcext:value-type="float">
            <text:p><text:s/>0.074 <text:s text:c="3"/></text:p>
          </table:table-cell>
          <table:table-cell office:value-type="float" office:value="0.22912621" calcext:value-type="float">
            <text:p><text:s/>0.229 <text:s text:c="3"/></text:p>
          </table:table-cell>
          <table:table-cell office:value-type="float" office:value="0.13873874" calcext:value-type="float">
            <text:p><text:s/>0.139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213705" calcext:value-type="float">
            <text:p><text:s/>0.214 <text:s text:c="3"/></text:p>
          </table:table-cell>
          <table:table-cell office:value-type="float" office:value="0.1501938" calcext:value-type="float">
            <text:p><text:s/>0.150 <text:s text:c="3"/></text:p>
          </table:table-cell>
          <table:table-cell office:value-type="float" office:value="0.027563396" calcext:value-type="float">
            <text:p><text:s/>0.028 <text:s text:c="3"/></text:p>
          </table:table-cell>
          <table:table-cell office:value-type="float" office:value="0.235132662" calcext:value-type="float">
            <text:p><text:s/>0.235 <text:s text:c="3"/></text:p>
          </table:table-cell>
          <table:table-cell/>
          <table:table-cell table:formula="of:=AVERAGE([.B15:.E15])" office:value-type="float" office:value="0.1566487145" calcext:value-type="float">
            <text:p><text:s/>0.157 <text:s text:c="3"/></text:p>
          </table:table-cell>
          <table:table-cell table:formula="of:=COM.MICROSOFT.STDEV.S([.B15:.E15])" office:value-type="float" office:value="0.0933092262385112" calcext:value-type="float">
            <text:p><text:s/>0.093 <text:s text:c="3"/></text:p>
          </table:table-cell>
          <table:table-cell office:value-type="float" office:value="0.06355932" calcext:value-type="float">
            <text:p><text:s/>0.064 <text:s text:c="3"/></text:p>
          </table:table-cell>
          <table:table-cell office:value-type="float" office:value="0.1914894" calcext:value-type="float">
            <text:p><text:s/>0.191 <text:s text:c="3"/></text:p>
          </table:table-cell>
          <table:table-cell office:value-type="float" office:value="0.27777778" calcext:value-type="float">
            <text:p><text:s/>0.278 <text:s text:c="3"/></text:p>
          </table:table-cell>
          <table:table-cell office:value-type="float" office:value="0.061309031" calcext:value-type="float">
            <text:p><text:s/>0.061 <text:s text:c="3"/></text:p>
          </table:table-cell>
          <table:table-cell table:formula="of:=AVERAGE([.I15:.L15])" office:value-type="float" office:value="0.14853388275" calcext:value-type="float">
            <text:p><text:s/>0.149 <text:s text:c="3"/></text:p>
          </table:table-cell>
          <table:table-cell table:formula="of:=COM.MICROSOFT.STDEV.S([.I15:.L15])" office:value-type="float" office:value="0.105479875672956" calcext:value-type="float">
            <text:p><text:s/>0.105 <text:s text:c="3"/></text:p>
          </table:table-cell>
          <table:table-cell office:value-type="float" office:value="0.054320988" calcext:value-type="float">
            <text:p><text:s/>0.054 <text:s text:c="3"/></text:p>
          </table:table-cell>
          <table:table-cell office:value-type="float" office:value="0.21456311" calcext:value-type="float">
            <text:p><text:s/>0.215 <text:s text:c="3"/></text:p>
          </table:table-cell>
          <table:table-cell office:value-type="float" office:value="0.15135135" calcext:value-type="float">
            <text:p><text:s/>0.151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1858304" calcext:value-type="float">
            <text:p><text:s/>0.186 <text:s text:c="3"/></text:p>
          </table:table-cell>
          <table:table-cell office:value-type="float" office:value="0.14147287" calcext:value-type="float">
            <text:p><text:s/>0.141 <text:s text:c="3"/></text:p>
          </table:table-cell>
          <table:table-cell office:value-type="float" office:value="0.015435502" calcext:value-type="float">
            <text:p><text:s/>0.015 <text:s text:c="3"/></text:p>
          </table:table-cell>
          <table:table-cell office:value-type="float" office:value="0.201280878" calcext:value-type="float">
            <text:p><text:s/>0.201 <text:s text:c="3"/></text:p>
          </table:table-cell>
          <table:table-cell/>
          <table:table-cell table:formula="of:=AVERAGE([.B16:.E16])" office:value-type="float" office:value="0.1360049125" calcext:value-type="float">
            <text:p><text:s/>0.136 <text:s text:c="3"/></text:p>
          </table:table-cell>
          <table:table-cell table:formula="of:=COM.MICROSOFT.STDEV.S([.B16:.E16])" office:value-type="float" office:value="0.0842820901973627" calcext:value-type="float">
            <text:p><text:s/>0.084 <text:s text:c="3"/></text:p>
          </table:table-cell>
          <table:table-cell office:value-type="float" office:value="0.06461864" calcext:value-type="float">
            <text:p><text:s/>0.065 <text:s text:c="3"/></text:p>
          </table:table-cell>
          <table:table-cell office:value-type="float" office:value="0.2352246" calcext:value-type="float">
            <text:p><text:s/>0.235 <text:s text:c="3"/></text:p>
          </table:table-cell>
          <table:table-cell office:value-type="float" office:value="0.28019324" calcext:value-type="float">
            <text:p><text:s/>0.280 <text:s text:c="3"/></text:p>
          </table:table-cell>
          <table:table-cell office:value-type="float" office:value="0.048881524" calcext:value-type="float">
            <text:p><text:s/>0.049 <text:s text:c="3"/></text:p>
          </table:table-cell>
          <table:table-cell table:formula="of:=AVERAGE([.I16:.L16])" office:value-type="float" office:value="0.157229501" calcext:value-type="float">
            <text:p><text:s/>0.157 <text:s text:c="3"/></text:p>
          </table:table-cell>
          <table:table-cell table:formula="of:=COM.MICROSOFT.STDEV.S([.I16:.L16])" office:value-type="float" office:value="0.117642640047496" calcext:value-type="float">
            <text:p><text:s/>0.118 <text:s text:c="3"/></text:p>
          </table:table-cell>
          <table:table-cell office:value-type="float" office:value="0.039506173" calcext:value-type="float">
            <text:p><text:s/>0.040 <text:s text:c="3"/></text:p>
          </table:table-cell>
          <table:table-cell office:value-type="float" office:value="0.17961165" calcext:value-type="float">
            <text:p><text:s/>0.180 <text:s text:c="3"/></text:p>
          </table:table-cell>
          <table:table-cell office:value-type="float" office:value="0.12972973" calcext:value-type="float">
            <text:p><text:s/>0.130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2218351" calcext:value-type="float">
            <text:p><text:s/>0.222 <text:s text:c="3"/></text:p>
          </table:table-cell>
          <table:table-cell office:value-type="float" office:value="0.16375969" calcext:value-type="float">
            <text:p><text:s/>0.164 <text:s text:c="3"/></text:p>
          </table:table-cell>
          <table:table-cell office:value-type="float" office:value="0.022050717" calcext:value-type="float">
            <text:p><text:s/>0.022 <text:s text:c="3"/></text:p>
          </table:table-cell>
          <table:table-cell office:value-type="float" office:value="0.217749314" calcext:value-type="float">
            <text:p><text:s/>0.218 <text:s text:c="3"/></text:p>
          </table:table-cell>
          <table:table-cell/>
          <table:table-cell table:formula="of:=AVERAGE([.B17:.E17])" office:value-type="float" office:value="0.15634870525" calcext:value-type="float">
            <text:p><text:s/>0.156 <text:s text:c="3"/></text:p>
          </table:table-cell>
          <table:table-cell table:formula="of:=COM.MICROSOFT.STDEV.S([.B17:.E17])" office:value-type="float" office:value="0.0933619747634358" calcext:value-type="float">
            <text:p><text:s/>0.093 <text:s text:c="3"/></text:p>
          </table:table-cell>
          <table:table-cell office:value-type="float" office:value="0.09639831" calcext:value-type="float">
            <text:p><text:s/>0.096 <text:s text:c="3"/></text:p>
          </table:table-cell>
          <table:table-cell office:value-type="float" office:value="0.1725768" calcext:value-type="float">
            <text:p><text:s/>0.173 <text:s text:c="3"/></text:p>
          </table:table-cell>
          <table:table-cell office:value-type="float" office:value="0.20289855" calcext:value-type="float">
            <text:p><text:s/>0.203 <text:s text:c="3"/></text:p>
          </table:table-cell>
          <table:table-cell office:value-type="float" office:value="0.084507042" calcext:value-type="float">
            <text:p><text:s/>0.085 <text:s text:c="3"/></text:p>
          </table:table-cell>
          <table:table-cell table:formula="of:=AVERAGE([.I17:.L17])" office:value-type="float" office:value="0.1390951755" calcext:value-type="float">
            <text:p><text:s/>0.139 <text:s text:c="3"/></text:p>
          </table:table-cell>
          <table:table-cell table:formula="of:=COM.MICROSOFT.STDEV.S([.I17:.L17])" office:value-type="float" office:value="0.0577199457706062" calcext:value-type="float">
            <text:p><text:s/>0.058 <text:s text:c="3"/></text:p>
          </table:table-cell>
          <table:table-cell office:value-type="float" office:value="0.071604938" calcext:value-type="float">
            <text:p><text:s/>0.072 <text:s text:c="3"/></text:p>
          </table:table-cell>
          <table:table-cell office:value-type="float" office:value="0.13980583" calcext:value-type="float">
            <text:p><text:s/>0.140 <text:s text:c="3"/></text:p>
          </table:table-cell>
          <table:table-cell office:value-type="float" office:value="0.17297297" calcext:value-type="float">
            <text:p><text:s/>0.173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224158" calcext:value-type="float">
            <text:p><text:s/>0.224 <text:s text:c="3"/></text:p>
          </table:table-cell>
          <table:table-cell office:value-type="float" office:value="0.13662791" calcext:value-type="float">
            <text:p><text:s/>0.137 <text:s text:c="3"/></text:p>
          </table:table-cell>
          <table:table-cell office:value-type="float" office:value="0.012127894" calcext:value-type="float">
            <text:p><text:s/>0.012 <text:s text:c="3"/></text:p>
          </table:table-cell>
          <table:table-cell office:value-type="float" office:value="0.174748399" calcext:value-type="float">
            <text:p><text:s/>0.175 <text:s text:c="3"/></text:p>
          </table:table-cell>
          <table:table-cell/>
          <table:table-cell table:formula="of:=AVERAGE([.B18:.E18])" office:value-type="float" office:value="0.13691555075" calcext:value-type="float">
            <text:p><text:s/>0.137 <text:s text:c="3"/></text:p>
          </table:table-cell>
          <table:table-cell table:formula="of:=COM.MICROSOFT.STDEV.S([.B18:.E18])" office:value-type="float" office:value="0.0905807399914633" calcext:value-type="float">
            <text:p><text:s/>0.091 <text:s text:c="3"/></text:p>
          </table:table-cell>
          <table:table-cell office:value-type="float" office:value="0.03072034" calcext:value-type="float">
            <text:p><text:s/>0.031 <text:s text:c="3"/></text:p>
          </table:table-cell>
          <table:table-cell office:value-type="float" office:value="0.1713948" calcext:value-type="float">
            <text:p><text:s/>0.171 <text:s text:c="3"/></text:p>
          </table:table-cell>
          <table:table-cell office:value-type="float" office:value="0.28502415" calcext:value-type="float">
            <text:p><text:s/>0.285 <text:s text:c="3"/></text:p>
          </table:table-cell>
          <table:table-cell office:value-type="float" office:value="0.072908036" calcext:value-type="float">
            <text:p><text:s/>0.073 <text:s text:c="3"/></text:p>
          </table:table-cell>
          <table:table-cell table:formula="of:=AVERAGE([.I18:.L18])" office:value-type="float" office:value="0.1400118315" calcext:value-type="float">
            <text:p><text:s/>0.140 <text:s text:c="3"/></text:p>
          </table:table-cell>
          <table:table-cell table:formula="of:=COM.MICROSOFT.STDEV.S([.I18:.L18])" office:value-type="float" office:value="0.113226929531535" calcext:value-type="float">
            <text:p><text:s/>0.113 <text:s text:c="3"/></text:p>
          </table:table-cell>
          <table:table-cell office:value-type="float" office:value="0.024691358" calcext:value-type="float">
            <text:p><text:s/>0.025 <text:s text:c="3"/></text:p>
          </table:table-cell>
          <table:table-cell office:value-type="float" office:value="0.12815534" calcext:value-type="float">
            <text:p><text:s/>0.128 <text:s text:c="3"/></text:p>
          </table:table-cell>
          <table:table-cell office:value-type="float" office:value="0.14954955" calcext:value-type="float">
            <text:p><text:s/>0.150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2648084" calcext:value-type="float">
            <text:p><text:s/>0.265 <text:s text:c="3"/></text:p>
          </table:table-cell>
          <table:table-cell office:value-type="float" office:value="0.16666667" calcext:value-type="float">
            <text:p><text:s/>0.167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45196706" calcext:value-type="float">
            <text:p><text:s/>0.245 <text:s text:c="3"/></text:p>
          </table:table-cell>
          <table:table-cell/>
          <table:table-cell table:formula="of:=AVERAGE([.B19:.E19])" office:value-type="float" office:value="0.169167944" calcext:value-type="float">
            <text:p><text:s/>0.169 <text:s text:c="3"/></text:p>
          </table:table-cell>
          <table:table-cell table:formula="of:=COM.MICROSOFT.STDEV.S([.B19:.E19])" office:value-type="float" office:value="0.120487231860131" calcext:value-type="float">
            <text:p><text:s/>0.120 <text:s text:c="3"/></text:p>
          </table:table-cell>
          <table:table-cell office:value-type="float" office:value="0.08792373" calcext:value-type="float">
            <text:p><text:s/>0.088 <text:s text:c="3"/></text:p>
          </table:table-cell>
          <table:table-cell office:value-type="float" office:value="0.2021277" calcext:value-type="float">
            <text:p><text:s/>0.202 <text:s text:c="3"/></text:p>
          </table:table-cell>
          <table:table-cell office:value-type="float" office:value="0.26328502" calcext:value-type="float">
            <text:p><text:s/>0.263 <text:s text:c="3"/></text:p>
          </table:table-cell>
          <table:table-cell office:value-type="float" office:value="0.052195526" calcext:value-type="float">
            <text:p><text:s/>0.052 <text:s text:c="3"/></text:p>
          </table:table-cell>
          <table:table-cell table:formula="of:=AVERAGE([.I19:.L19])" office:value-type="float" office:value="0.151382994" calcext:value-type="float">
            <text:p><text:s/>0.151 <text:s text:c="3"/></text:p>
          </table:table-cell>
          <table:table-cell table:formula="of:=COM.MICROSOFT.STDEV.S([.I19:.L19])" office:value-type="float" office:value="0.0982553147088473" calcext:value-type="float">
            <text:p><text:s/>0.098 <text:s text:c="3"/></text:p>
          </table:table-cell>
          <table:table-cell office:value-type="float" office:value="0.051851852" calcext:value-type="float">
            <text:p><text:s/>0.052 <text:s text:c="3"/></text:p>
          </table:table-cell>
          <table:table-cell office:value-type="float" office:value="0.23203883" calcext:value-type="float">
            <text:p><text:s/>0.232 <text:s text:c="3"/></text:p>
          </table:table-cell>
          <table:table-cell office:value-type="float" office:value="0.22342342" calcext:value-type="float">
            <text:p><text:s/>0.223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2706156" calcext:value-type="float">
            <text:p><text:s/>0.271 <text:s text:c="3"/></text:p>
          </table:table-cell>
          <table:table-cell office:value-type="float" office:value="0.16085271" calcext:value-type="float">
            <text:p><text:s/>0.161 <text:s text:c="3"/></text:p>
          </table:table-cell>
          <table:table-cell office:value-type="float" office:value="0.018743109" calcext:value-type="float">
            <text:p><text:s/>0.019 <text:s text:c="3"/></text:p>
          </table:table-cell>
          <table:table-cell office:value-type="float" office:value="0.199451052" calcext:value-type="float">
            <text:p><text:s/>0.199 <text:s text:c="3"/></text:p>
          </table:table-cell>
          <table:table-cell/>
          <table:table-cell table:formula="of:=AVERAGE([.B20:.E20])" office:value-type="float" office:value="0.16241561775" calcext:value-type="float">
            <text:p><text:s/>0.162 <text:s text:c="3"/></text:p>
          </table:table-cell>
          <table:table-cell table:formula="of:=COM.MICROSOFT.STDEV.S([.B20:.E20])" office:value-type="float" office:value="0.106023726904469" calcext:value-type="float">
            <text:p><text:s/>0.106 <text:s text:c="3"/></text:p>
          </table:table-cell>
          <table:table-cell office:value-type="float" office:value="0.0434322" calcext:value-type="float">
            <text:p><text:s/>0.043 <text:s text:c="3"/></text:p>
          </table:table-cell>
          <table:table-cell office:value-type="float" office:value="0.1678487" calcext:value-type="float">
            <text:p><text:s/>0.168 <text:s text:c="3"/></text:p>
          </table:table-cell>
          <table:table-cell office:value-type="float" office:value="0.24637681" calcext:value-type="float">
            <text:p><text:s/>0.246 <text:s text:c="3"/></text:p>
          </table:table-cell>
          <table:table-cell office:value-type="float" office:value="0.071251036" calcext:value-type="float">
            <text:p><text:s/>0.071 <text:s text:c="3"/></text:p>
          </table:table-cell>
          <table:table-cell table:formula="of:=AVERAGE([.I20:.L20])" office:value-type="float" office:value="0.1322271865" calcext:value-type="float">
            <text:p><text:s/>0.132 <text:s text:c="3"/></text:p>
          </table:table-cell>
          <table:table-cell table:formula="of:=COM.MICROSOFT.STDEV.S([.I20:.L20])" office:value-type="float" office:value="0.0929187267213599" calcext:value-type="float">
            <text:p><text:s/>0.093 <text:s text:c="3"/></text:p>
          </table:table-cell>
          <table:table-cell office:value-type="float" office:value="0.044444444" calcext:value-type="float">
            <text:p><text:s/>0.044 <text:s text:c="3"/></text:p>
          </table:table-cell>
          <table:table-cell office:value-type="float" office:value="0.21165049" calcext:value-type="float">
            <text:p><text:s/>0.212 <text:s text:c="3"/></text:p>
          </table:table-cell>
          <table:table-cell office:value-type="float" office:value="0.23423423" calcext:value-type="float">
            <text:p><text:s/>0.234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2810685" calcext:value-type="float">
            <text:p><text:s/>0.281 <text:s text:c="3"/></text:p>
          </table:table-cell>
          <table:table-cell office:value-type="float" office:value="0.23643411" calcext:value-type="float">
            <text:p><text:s/>0.236 <text:s text:c="3"/></text:p>
          </table:table-cell>
          <table:table-cell office:value-type="float" office:value="0.099228225" calcext:value-type="float">
            <text:p><text:s/>0.099 <text:s text:c="3"/></text:p>
          </table:table-cell>
          <table:table-cell office:value-type="float" office:value="0.262580055" calcext:value-type="float">
            <text:p><text:s/>0.263 <text:s text:c="3"/></text:p>
          </table:table-cell>
          <table:table-cell/>
          <table:table-cell table:formula="of:=AVERAGE([.B21:.E21])" office:value-type="float" office:value="0.2198277225" calcext:value-type="float">
            <text:p><text:s/>0.220 <text:s text:c="3"/></text:p>
          </table:table-cell>
          <table:table-cell table:formula="of:=COM.MICROSOFT.STDEV.S([.B21:.E21])" office:value-type="float" office:value="0.0824584858500481" calcext:value-type="float">
            <text:p><text:s/>0.082 <text:s text:c="3"/></text:p>
          </table:table-cell>
          <table:table-cell office:value-type="float" office:value="0.15783898" calcext:value-type="float">
            <text:p><text:s/>0.158 <text:s text:c="3"/></text:p>
          </table:table-cell>
          <table:table-cell office:value-type="float" office:value="0.2316785" calcext:value-type="float">
            <text:p><text:s/>0.232 <text:s text:c="3"/></text:p>
          </table:table-cell>
          <table:table-cell office:value-type="float" office:value="0.31400966" calcext:value-type="float">
            <text:p><text:s/>0.314 <text:s text:c="3"/></text:p>
          </table:table-cell>
          <table:table-cell office:value-type="float" office:value="0.186412593" calcext:value-type="float">
            <text:p><text:s/>0.186 <text:s text:c="3"/></text:p>
          </table:table-cell>
          <table:table-cell table:formula="of:=AVERAGE([.I21:.L21])" office:value-type="float" office:value="0.22248493325" calcext:value-type="float">
            <text:p><text:s/>0.222 <text:s text:c="3"/></text:p>
          </table:table-cell>
          <table:table-cell table:formula="of:=COM.MICROSOFT.STDEV.S([.I21:.L21])" office:value-type="float" office:value="0.0681703999278324" calcext:value-type="float">
            <text:p><text:s/>0.068 <text:s text:c="3"/></text:p>
          </table:table-cell>
          <table:table-cell office:value-type="float" office:value="0.125925926" calcext:value-type="float">
            <text:p><text:s/>0.126 <text:s text:c="3"/></text:p>
          </table:table-cell>
          <table:table-cell office:value-type="float" office:value="0.43203883" calcext:value-type="float">
            <text:p><text:s/>0.432 <text:s text:c="3"/></text:p>
          </table:table-cell>
          <table:table-cell office:value-type="float" office:value="0.34594595" calcext:value-type="float">
            <text:p><text:s/>0.346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2810685" calcext:value-type="float">
            <text:p><text:s/>0.281 <text:s text:c="3"/></text:p>
          </table:table-cell>
          <table:table-cell office:value-type="float" office:value="0.21899225" calcext:value-type="float">
            <text:p><text:s/>0.219 <text:s text:c="3"/></text:p>
          </table:table-cell>
          <table:table-cell office:value-type="float" office:value="0.074972437" calcext:value-type="float">
            <text:p><text:s/>0.075 <text:s text:c="3"/></text:p>
          </table:table-cell>
          <table:table-cell office:value-type="float" office:value="0.307410796" calcext:value-type="float">
            <text:p><text:s/>0.307 <text:s text:c="3"/></text:p>
          </table:table-cell>
          <table:table-cell/>
          <table:table-cell table:formula="of:=AVERAGE([.B22:.E22])" office:value-type="float" office:value="0.22061099575" calcext:value-type="float">
            <text:p><text:s/>0.221 <text:s text:c="3"/></text:p>
          </table:table-cell>
          <table:table-cell table:formula="of:=COM.MICROSOFT.STDEV.S([.B22:.E22])" office:value-type="float" office:value="0.103927098288751" calcext:value-type="float">
            <text:p><text:s/>0.104 <text:s text:c="3"/></text:p>
          </table:table-cell>
          <table:table-cell office:value-type="float" office:value="0.14300847" calcext:value-type="float">
            <text:p><text:s/>0.143 <text:s text:c="3"/></text:p>
          </table:table-cell>
          <table:table-cell office:value-type="float" office:value="0.2198582" calcext:value-type="float">
            <text:p><text:s/>0.220 <text:s text:c="3"/></text:p>
          </table:table-cell>
          <table:table-cell office:value-type="float" office:value="0.27536232" calcext:value-type="float">
            <text:p><text:s/>0.275 <text:s text:c="3"/></text:p>
          </table:table-cell>
          <table:table-cell office:value-type="float" office:value="0.187241094" calcext:value-type="float">
            <text:p><text:s/>0.187 <text:s text:c="3"/></text:p>
          </table:table-cell>
          <table:table-cell table:formula="of:=AVERAGE([.I22:.L22])" office:value-type="float" office:value="0.206367521" calcext:value-type="float">
            <text:p><text:s/>0.206 <text:s text:c="3"/></text:p>
          </table:table-cell>
          <table:table-cell table:formula="of:=COM.MICROSOFT.STDEV.S([.I22:.L22])" office:value-type="float" office:value="0.0557448660187297" calcext:value-type="float">
            <text:p><text:s/>0.056 <text:s text:c="3"/></text:p>
          </table:table-cell>
          <table:table-cell office:value-type="float" office:value="0.165432099" calcext:value-type="float">
            <text:p><text:s/>0.165 <text:s text:c="3"/></text:p>
          </table:table-cell>
          <table:table-cell office:value-type="float" office:value="0.46019417" calcext:value-type="float">
            <text:p><text:s/>0.460 <text:s text:c="3"/></text:p>
          </table:table-cell>
          <table:table-cell office:value-type="float" office:value="0.40720721" calcext:value-type="float">
            <text:p><text:s/>0.407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1254355" calcext:value-type="float">
            <text:p><text:s/>0.125 <text:s text:c="3"/></text:p>
          </table:table-cell>
          <table:table-cell office:value-type="float" office:value="0.07073643" calcext:value-type="float">
            <text:p><text:s/>0.071 <text:s text:c="3"/></text:p>
          </table:table-cell>
          <table:table-cell office:value-type="float" office:value="0.006615215" calcext:value-type="float">
            <text:p><text:s/>0.007 <text:s text:c="3"/></text:p>
          </table:table-cell>
          <table:table-cell office:value-type="float" office:value="0.001829826" calcext:value-type="float">
            <text:p><text:s/>0.002 <text:s text:c="3"/></text:p>
          </table:table-cell>
          <table:table-cell/>
          <table:table-cell table:formula="of:=AVERAGE([.B23:.E23])" office:value-type="float" office:value="0.05115424275" calcext:value-type="float">
            <text:p><text:s/>0.051 <text:s text:c="3"/></text:p>
          </table:table-cell>
          <table:table-cell table:formula="of:=COM.MICROSOFT.STDEV.S([.B23:.E23])" office:value-type="float" office:value="0.058645233727268" calcext:value-type="float">
            <text:p><text:s/>0.059 <text:s text:c="3"/></text:p>
          </table:table-cell>
          <table:table-cell office:value-type="float" office:value="0.03601695" calcext:value-type="float">
            <text:p><text:s/>0.036 <text:s text:c="3"/></text:p>
          </table:table-cell>
          <table:table-cell office:value-type="float" office:value="0.1158392" calcext:value-type="float">
            <text:p><text:s/>0.116 <text:s text:c="3"/></text:p>
          </table:table-cell>
          <table:table-cell office:value-type="float" office:value="0.27536232" calcext:value-type="float">
            <text:p><text:s/>0.275 <text:s text:c="3"/></text:p>
          </table:table-cell>
          <table:table-cell office:value-type="float" office:value="0.008285004" calcext:value-type="float">
            <text:p><text:s/>0.008 <text:s text:c="3"/></text:p>
          </table:table-cell>
          <table:table-cell table:formula="of:=AVERAGE([.I23:.L23])" office:value-type="float" office:value="0.1088758685" calcext:value-type="float">
            <text:p><text:s/>0.109 <text:s text:c="3"/></text:p>
          </table:table-cell>
          <table:table-cell table:formula="of:=COM.MICROSOFT.STDEV.S([.I23:.L23])" office:value-type="float" office:value="0.119990514270209" calcext:value-type="float">
            <text:p><text:s/>0.120 <text:s text:c="3"/></text:p>
          </table:table-cell>
          <table:table-cell office:value-type="float" office:value="0.002469136" calcext:value-type="float">
            <text:p><text:s/>0.002 <text:s text:c="3"/></text:p>
          </table:table-cell>
          <table:table-cell office:value-type="float" office:value="0.05631068" calcext:value-type="float">
            <text:p><text:s/>0.056 <text:s text:c="3"/></text:p>
          </table:table-cell>
          <table:table-cell office:value-type="float" office:value="0.07747748" calcext:value-type="float">
            <text:p><text:s/>0.077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30:52.226093870</meta:creation-date>
    <dc:date>2017-03-29T15:31:23.977077320</dc:date>
    <meta:editing-duration>PT32S</meta:editing-duration>
    <meta:editing-cycles>1</meta:editing-cycles>
    <meta:document-statistic meta:table-count="1" meta:cell-count="364" meta:object-count="0"/>
    <meta:generator>LibreOffice/5.1.6.2$Linux_x86 LibreOffice_project/10m0$Build-2</meta:generator>
  </office:meta>
</office:document-meta>
</file>